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 style:list-style-name="L1">
      <style:text-properties style:font-name="Liberation Sans"/>
    </style:style>
    <style:style style:name="P4" style:family="paragraph" style:parent-style-name="Standard" style:list-style-name="L2">
      <style:text-properties style:font-name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questions/topics of interest:</text:p>
      <text:list xml:id="list948821597" text:style-name="L2">
        <text:list-item>
          <text:p text:style-name="P4">How to establish a common reference frame for coordination &amp; task assignment in the absence of measurements in a pre-defined global frame</text:p>
        </text:list-item>
        <text:list-item>
          <text:p text:style-name="P4">Use of coordinated maneuvers to improve absolute or relative state estimates</text:p>
        </text:list-item>
        <text:list-item>
          <text:p text:style-name="P4">What benefit can be achieved through sharing high-quality state measurements (e.g. IMU data) even if this action requires a minimum range to the cooperating vehicle</text:p>
        </text:list-item>
      </text:list>
      <text:p text:style-name="P1"/>
      <text:p text:style-name="P1">Additional factors to consider:</text:p>
      <text:list xml:id="list909715231" text:style-name="L1">
        <text:list-item>
          <text:p text:style-name="P3">Effect of limited or incorrect attitude knowledge, e.g. heading estimate bias error; can this be corrected via sharing of measurements? How can we minimize yaw estimate drift in a system with no global yaw rate update?</text:p>
        </text:list-item>
        <text:list-item>
          <text:p text:style-name="P3">How can we quickly cascade high-precision, possibly intermittent, inertial position measurements, e.g. GPS, available to a subset of vehicles, through a network of cooperating agents?</text:p>
        </text:list-item>
        <text:list-item>
          <text:p text:style-name="P3">Estimation frameworks: EKF, particle filter, …?</text:p>
        </text:list-item>
      </text:list>
      <text:p text:style-name="P1"/>
      <text:p text:style-name="P1">For the purposes of establishing a common framework for evaluating various techniques, it was suggested that I generate a simulation environment with truth data for several (~10) agents. Work can start by considering a subset of agents and/or measurements. I set up a framework that will simulate a system of different agents and log data at 100 Hz. Currently, I have only one agent type – planar dynamics with a constant speed and random heading changes every second. I have written scripts for simulating and loading data. This idea of a “common framework” can only handle open-loop sensing and estimation and will have to be modified when/if closed-loop control is to be conside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tadama </meta:initial-creator>
    <meta:creation-date>2014-06-06T11:43:37</meta:creation-date>
    <dc:date>2014-06-09T08:24:45</dc:date>
    <dc:creator>fatadama </dc:creator>
    <meta:editing-duration>PT20M30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1" meta:paragraph-count="9" meta:word-count="252" meta:character-count="1583" meta:non-whitespace-character-count="1346"/>
  </office:meta>
</office:document-meta>
</file>